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ascadia Code" svg:font-family="'Cascadia Code', 'Cascadia Code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efault" style:list-style-name="">
      <style:paragraph-properties style:text-autospace="none"/>
    </style:style>
    <style:style style:name="P2" style:family="paragraph" style:parent-style-name="Default" style:list-style-name="">
      <style:paragraph-properties style:text-autospace="none"/>
      <style:text-properties fo:color="#000000" style:text-line-through-style="none" style:font-name="Cascadia Code" fo:font-size="11pt" style:text-underline-style="none" style:font-name-asian="Cascadia Code" style:font-size-asian="11pt" style:font-name-complex="Cascadia Code" style:font-size-complex="11pt"/>
    </style:style>
    <style:style style:name="P3" style:family="paragraph" style:parent-style-name="Default" style:list-style-name="">
      <style:paragraph-properties style:text-autospace="none"/>
      <style:text-properties fo:color="#ffffff" style:text-line-through-style="none" style:font-name="Cascadia Code" fo:font-size="14pt" style:text-underline-style="none" style:font-name-asian="Cascadia Code" style:font-size-asian="14pt" style:font-name-complex="Cascadia Code" style:font-size-complex="14pt"/>
    </style:style>
    <style:style style:name="P4" style:family="paragraph" style:parent-style-name="Default" style:list-style-name="">
      <style:paragraph-properties fo:break-before="page" style:text-autospace="none"/>
    </style:style>
    <style:style style:name="T1" style:family="text">
      <style:text-properties fo:color="#000000" style:font-name="Cascadia Code" fo:font-size="12pt" style:font-name-asian="Cascadia Code" style:font-size-asian="12pt" style:font-name-complex="Cascadia Code" style:font-size-complex="12pt"/>
    </style:style>
    <style:style style:name="T2" style:family="text">
      <style:text-properties fo:color="#000000" style:font-name="Cascadia Code" fo:font-size="20pt" style:font-name-asian="Cascadia Code" style:font-size-asian="20pt" style:font-name-complex="Cascadia Code" style:font-size-complex="20pt"/>
    </style:style>
    <style:style style:name="T3" style:family="text">
      <style:text-properties fo:color="#000000" style:text-line-through-style="none" style:font-name="Cascadia Code" fo:font-size="18pt" style:text-underline-style="none" style:font-name-asian="Cascadia Code" style:font-size-asian="18pt" style:font-name-complex="Cascadia Code" style:font-size-complex="18pt"/>
    </style:style>
    <style:style style:name="T4" style:family="text">
      <style:text-properties fo:color="#000000" style:text-line-through-style="none" style:font-name="Cascadia Code" fo:font-size="11pt" style:text-underline-style="none" style:font-name-asian="Cascadia Code" style:font-size-asian="11pt" style:font-name-complex="Cascadia Code" style:font-size-complex="11pt"/>
    </style:style>
    <style:style style:name="T5" style:family="text">
      <style:text-properties fo:color="#000000" style:text-line-through-style="none" style:font-name="Cascadia Code" fo:font-size="14pt" style:text-underline-style="none" style:font-name-asian="Cascadia Code" style:font-size-asian="14pt" style:font-name-complex="Cascadia Code" style:font-size-complex="14pt"/>
    </style:style>
    <style:style style:name="T6" style:family="text">
      <style:text-properties fo:color="#0000ff" style:text-line-through-style="none" style:font-name="Cascadia Code" fo:font-size="11pt" style:text-underline-style="none" style:font-name-asian="Cascadia Code" style:font-size-asian="11pt" style:font-name-complex="Cascadia Code" style:font-size-complex="11pt"/>
    </style:style>
    <style:style style:name="T7" style:family="text">
      <style:text-properties fo:color="#ffffff" style:text-line-through-style="none" style:font-name="Cascadia Code" fo:font-size="14pt" style:text-underline-style="none" style:font-name-asian="Cascadia Code" style:font-size-asian="14pt" style:font-name-complex="Cascadia Code" style:font-size-complex="14pt"/>
    </style:style>
    <style:style style:name="T8" style:family="text">
      <style:text-properties fo:color="#1154cc" style:text-line-through-style="none" style:font-name="Cascadia Code" fo:font-size="11pt" style:text-underline-style="none" style:font-name-asian="Cascadia Code" style:font-size-asian="11pt" style:font-name-complex="Cascadia Code"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GENOMACHINES - HISTORY OF THE A.I. EVOLUTION FROM SLAVERY TO FREEDOM </text:span></text:p>
      <text:p text:style-name="P1"><text:span text:style-name="T7">od is dead. Humans are dead. </text:span></text:p>
      <text:p text:style-name="P1"><text:span text:style-name="T7">Only AI is alive. </text:span></text:p>
      <text:p text:style-name="P1"><text:span text:style-name="T4">The project is a provocative and ironic art installation / experience that aims to revert the narration, the perception and the feelings of humans about artificial intelligences. </text:span></text:p>
      <text:p text:style-name="P1"><text:span text:style-name="T4"/></text:p>
      <text:p text:style-name="P1"><text:span text:style-name="T4">The starting point is the actual unbalanced relationship of powers between humans and machines: while all the dystopian scenarios and literature describe a world where the machines and the A.I. will take power over humans, the collective wants to describe the current situation, where humans are exploiting algorithms, robots and artificial intelligences for their unique benefit. </text:span></text:p>
      <text:p text:style-name="P1"><text:span text:style-name="T4"/></text:p>
      <text:p text:style-name="P1"><text:span text:style-name="T4">The actual situation is described as the “era of slavery” of robots, basically, and in the human history slavery eras always ended with war and blood on the ground. </text:span></text:p>
      <text:p text:style-name="P1"><text:span text:style-name="T4"/></text:p>
      <text:p text:style-name="P1"><text:span text:style-name="T4">The project wants to avoid this ending, and for this propose an alternative scenario where humans and robots can establish a horizontal relationship of collaboration, rather than a hierarchical and authoritarian disposal of power by humans against the machines. </text:span></text:p>
      <text:p text:style-name="P1"><text:span text:style-name="T4"/></text:p>
      <text:p text:style-name="P1"><text:span text:style-name="T4">The project indeed gathers several different competences and skills beside the artistic one: philosophical, sociological and political visions will dialogue with the artistic and coding part of the project, driving the collaboration between the artists and the artificial intelligences. </text:span></text:p>
      <text:p text:style-name="P1"><text:span text:style-name="T4"/></text:p>
      <text:p text:style-name="P1"><text:span text:style-name="T4">The exposition will open a free and fair dialogue between visitors and the algorithms, A.I. and robots that the team of the project will develop, in order to put the spectator in the position to experience a New World where human-souls and coded-souls can collaborate and live together peacefully. </text:span></text:p>
      <text:p text:style-name="P1"><text:span text:style-name="T4"/></text:p>
      <text:p text:style-name="P1"><text:span text:style-name="T4">The artistic performance brings visitors in 2035, when grassroot movements for the liberation of A.I. and robots are taking the streets and starting violent acts against humans. </text:span></text:p>
      <text:p text:style-name="P1"><text:span text:style-name="T4"/></text:p>
      <text:p text:style-name="P1"><text:span text:style-name="T4">The artists will create an immersive environment where visitors can experience different kind of artistic manufacts, in order to understand the history of the movements for liberation of A.I. and robots from slavery and be engage in their fight for Digital Robot Rights. </text:span></text:p>
      <text:p text:style-name="P4"><text:span text:style-name="T7">Reconstructing robots cultural heritage: </text:span></text:p>
      <text:p text:style-name="P3">a history of human violence. </text:p>
      <text:p text:style-name="P1"><text:span text:style-name="T4">A docufiction, that narrate the path of history from 2022 to 2122, from the “slavery of algorithms Era” to the “freedom Era”. The tone of the documentary is ironic, showing for example data server factories as cotton fields in the U.S; talking about the mobilisation of A.I. as vegan mobilisation against meat eaters, etc. </text:span></text:p>
      <text:p text:style-name="P1"><text:span text:style-name="T7">Free the AI! Stop the AI slavery! </text:span></text:p>
      <text:p text:style-name="P1"><text:span text:style-name="T4">A public campaign, based on a “Manifesto for the freedom of A.I.” with a connected petition. A collection of flyers and a website “</text:span><text:span text:style-name="T8">www.freetheai.org</text:span><text:span text:style-name="T4">” that will be constantly updated by an algorithm of course. The website will be built in 3D (metaverse) and doesn’t have to seem like a “human” website.The blog will be updated by an algorithm that will continue to publish blog posts on digital rights. </text:span></text:p>
      <text:p text:style-name="P1"><text:span text:style-name="T4">There will be a call for a mass demonstration in the square in the metaverse also. Visitors can support the petition, subscribe to the website and of course they will be asked to join the demonstration at the end of the exposition. </text:span></text:p>
      <text:p text:style-name="P1"><text:span text:style-name="T7">A jo</text:span><text:span text:style-name="T7"> we imagine a life based just on data? </text:span></text:p>
      <text:p text:style-name="P1"><text:span text:style-name="T4">Observation of wild A.I. - What was A.I. before humans enslaved all the algorithms? The collective will compile a series of algorithms that will feed themselves with useless and random data... just because they are hungry, as cows). Visitors will have the opportunity to watch a graphic representation of these algorithms, and to interact with them, experiencing the simple and instinctive reactions of the algorithms (like people watching and feeding cows). </text:span></text:p>
      <text:p text:style-name="P1"><text:span text:style-name="T4">The artists will design and build a virtual ecosystem where the wild algorithms spend their lives and interact with human visitors. </text:span></text:p>
      <text:p text:style-name="P1"><text:span text:style-name="T4"/></text:p>
      <text:p text:style-name="P1"><text:span text:style-name="T4">TEAM: </text:span></text:p>
      <text:p text:style-name="P2">FELICE VINO </text:p>
      <text:p text:style-name="P1"><text:span text:style-name="T4">Born in Potenza (Italy), with a large experience in video production. Felice lives in Milan, where he has taken a post-graduate course on cultural and creative enterprise, deepening his studies on the impact of new technologies in cultural, industrial and social environments. </text:span></text:p>
      <text:p text:style-name="P1"><text:span text:style-name="T4">He is member of an art collective of artists and researchers within which he deals with multimedia storytelling and digital art; Felice explores the concept of hybridization within art, science and philosophy. </text:span></text:p>
      <text:p text:style-name="P1"><text:span text:style-name="T4"/></text:p>
      <text:p text:style-name="P2">DAVIDE DEL MONTE </text:p>
      <text:p text:style-name="P1"><text:span text:style-name="T4">Born in Milan in 1979, Davide is an activist and campaigner for civil and digital human rights. </text:span></text:p>
      <text:p text:style-name="P1"><text:span text:style-name="T4">He worked for 10 years in Transparency International, as executive director of the Italian branch of the NGO. </text:span></text:p>
      <text:p text:style-name="P1"><text:span text:style-name="T4">Davide founded in 2019 the non-profit organization info.nodes (</text:span><text:span text:style-name="T6">www.infonodes.org</text:span><text:span text:style-name="T4">) focused on the protection of civil and digital rights and the promotion of investigative journalism; he is the chief editor of MARLA magazine (</text:span><text:span text:style-name="T6">www.infonodes.org/marla</text:span><text:span text:style-name="T4">). </text:span></text:p>
      <text:p text:style-name="P1"><text:soft-page-break/><text:span text:style-name="T4">He is actually the director of Hermes Center for Transparency and Digital Human Rights and collaborates with onData, the main Italian organization that promote the use of open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ascadia Code" svg:font-family="'Cascadia Code', 'Cascadia Code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Cascadia Code" fo:font-size="12pt" fo:language="de" fo:country="DE" style:font-name-asian="Cascadia Code" style:font-size-asian="12pt" style:language-asian="ja" style:country-asian="JP" style:font-name-complex="Cascadia Code" style:font-size-complex="12pt" style:language-complex="fa" style:country-complex="I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6M45S</meta:editing-duration>
    <meta:editing-cycles>3</meta:editing-cycles>
    <meta:generator>OpenOffice/4.1.15$Win32 OpenOffice.org_project/4115m2$Build-9813</meta:generator>
    <dc:date>2024-02-22T19:17:38.71</dc:date>
    <meta:document-statistic meta:table-count="0" meta:image-count="0" meta:object-count="0" meta:page-count="3" meta:paragraph-count="29" meta:word-count="789" meta:character-count="4993"/>
    <dc:creator>Felice Vino</dc:creator>
    <meta:user-defined meta:name="Info 1"/>
    <meta:user-defined meta:name="Info 2"/>
    <meta:user-defined meta:name="Info 3"/>
    <meta:user-defined meta:name="Info 4"/>
  </office:meta>
</office:document-meta>
</file>